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o stretchy="false">π</mo>
        <mo stretchy="false">=</mo>
        <mrow>
          <mo stretchy="false">(</mo>
          <mrow>
            <msub>
              <mi>q</mi>
              <mn>1</mn>
            </msub>
            <mi>,</mi>
            <msub>
              <mi>q</mi>
              <mn>2</mn>
            </msub>
            <mi>,</mi>
            <mo stretchy="false">…</mo>
            <mi>,</mi>
            <msub>
              <mi>q</mi>
              <mi>s</mi>
            </msub>
            <mi>,</mi>
            <msub>
              <mi>p</mi>
              <mn>1</mn>
            </msub>
            <mi>,</mi>
            <msub>
              <mi>p</mi>
              <mn>2</mn>
            </msub>
            <mi>,</mi>
            <mo stretchy="false">…</mo>
            <mi>,</mi>
            <msub>
              <mi>p</mi>
              <mi>s</mi>
            </msub>
          </mrow>
          <mo stretchy="false">)</mo>
        </mrow>
      </mrow>
    </mrow>
    <annotation encoding="StarMath 5.0">%ipi  = (q_1 ,q_2 ,dotslow ,q_s ,p_1 ,p_2 ,dotslow ,p_s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9T18:30:47.695000000</meta:creation-date>
    <meta:generator>LibreOffice/4.1.4.2$Windows_x86 LibreOffice_project/0a0440ccc0227ad9829de5f46be37cfb6edcf72</meta:generator>
  </office:meta>
</office:document-meta>
</file>